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6.9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Dependências</text:p>
          </table:table-cell>
          <table:table-cell table:style-name="ce1" office:value-type="string" calcext:value-type="string">
            <text:p>Herança/Implementação</text:p>
          </table:table-cell>
          <table:table-cell table:style-name="ce1" office:value-type="string" calcext:value-type="string">
            <text:p>Métodos Específico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Respon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Serializable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Response, ResponseType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</text:p>
          </table:table-cell>
          <table:table-cell office:value-type="string" calcext:value-type="string">
            <text:p>ParcialDataAccessObject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EntityManag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abstract 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, Pessoa</text:p>
          </table:table-cell>
          <table:table-cell office:value-type="string" calcext:value-type="string">
            <text:p>Parcial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DataAccessObject, DataAccessResponse, ResponseType, Setor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BusinessLayoutLayer, DataAccessResponse, ResponseType, Setor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Usuari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getByUsername(username:String):Usuario</text:p>
          </table:table-cell>
          <table:table-cell/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Usuari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getByUsername(username:String):Usuario</text:p>
          </table:table-cell>
          <table:table-cell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MapaDeServico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MapaDeServico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Usuario, Pessoa</text:p>
          </table:table-cell>
          <table:table-cell office:value-type="string" calcext:value-type="string">
            <text:p>Pessoa, 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Funcionario, Usuario, UsuarioDAO, PessoaDAO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Funcionario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, Setor, SetorDAO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terminas</text:p>
          </table:table-cell>
          <table:table-cell office:value-type="string" calcext:value-type="string">
            <text:p>Terminal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Grupo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Grupo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20:59:43.8797835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6-14T16:30:07.620368434</meta:creation-date>
    <dc:date>2015-06-15T21:06:14.157088947</dc:date>
    <dc:creator>Carlos Filho</dc:creator>
    <meta:editing-duration>PT1H34M9S</meta:editing-duration>
    <meta:editing-cycles>5</meta:editing-cycles>
    <meta:generator>LibreOffice/4.2.8.2$Linux_X86_64 LibreOffice_project/420m0$Build-2</meta:generator>
    <meta:document-statistic meta:table-count="1" meta:cell-count="163" meta:object-count="0"/>
  </office:meta>
</office:document-meta>
</file>